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6753842372712218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51604227962594924"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1590258656882357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4857973015454454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7551301166679285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66009103313618053"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2897283459915710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50386563017375304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14349" text:continue-list="list182897283459915710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4353086781665928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0438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0717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11641"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485349"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09543"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10"><text:span text:style-name="T2">Wed Feb 10, 2021 1 hour on the elliptical at various paces</text:span></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no running but good workouts on the elliptical</text:p>
      <text:p text:style-name="P43"><text:soft-page-break/></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200225033858774677" text:style-name="L10">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2T20:27:45.40</dc:date>
    <dc:creator>James Lombardi</dc:creator>
    <meta:editing-duration>P9DT16H10M6S</meta:editing-duration>
    <meta:editing-cycles>821</meta:editing-cycles>
    <meta:generator>OpenOffice/4.1.2$Win32 OpenOffice.org_project/412m3$Build-9782</meta:generator>
    <meta:document-statistic meta:table-count="0" meta:image-count="8" meta:object-count="0" meta:page-count="93" meta:paragraph-count="2528" meta:word-count="28661" meta:character-count="146518"/>
  </office:meta>
</office:document-meta>
</file>